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" svg:font-family="Tahoma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perating Systems</text:p>
      <text:p text:style-name="Standard">Syllabu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" svg:font-family="Tahoma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ahoma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9-12T23:41:34</meta:creation-date>
    <dc:date>2008-09-12T23:45:44</dc:date>
    <meta:editing-cycles>2</meta:editing-cycles>
    <meta:editing-duration>PT1M3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3" meta:character-count="25"/>
  </office:meta>
</office:document-meta>
</file>